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318" officeooo:paragraph-rsid="001e3318"/>
    </style:style>
    <style:style style:name="P2" style:family="paragraph" style:parent-style-name="Standard">
      <style:text-properties officeooo:rsid="001f8bf2" officeooo:paragraph-rsid="001f8bf2"/>
    </style:style>
    <style:style style:name="P3" style:family="paragraph" style:parent-style-name="Standard">
      <style:text-properties style:text-line-through-style="none" style:text-line-through-type="none" fo:font-size="15pt" style:text-underline-style="solid" style:text-underline-width="auto" style:text-underline-color="font-color" officeooo:rsid="001fd4d7" officeooo:paragraph-rsid="001fd4d7" style:font-size-asian="13.1000003814697pt" style:font-size-complex="15pt"/>
    </style:style>
    <style:style style:name="P4" style:family="paragraph" style:parent-style-name="Standard">
      <style:text-properties style:text-line-through-style="none" style:text-line-through-type="none" fo:font-size="12pt" style:text-underline-style="none" officeooo:rsid="001fd4d7" officeooo:paragraph-rsid="001fd4d7" style:font-size-asian="10.5pt" style:font-size-complex="12pt"/>
    </style:style>
    <style:style style:name="P5" style:family="paragraph" style:parent-style-name="Standard">
      <style:text-properties style:text-line-through-style="none" style:text-line-through-type="none" fo:font-size="12pt" style:text-underline-style="none" officeooo:rsid="00213f14" officeooo:paragraph-rsid="00213f14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ESTUDOS PHP</text:p>
      <text:p text:style-name="P1"/>
      <text:p text:style-name="P1">Include e Require. </text:p>
      <text:p text:style-name="P1"/>
      <text:p text:style-name="P1">→ Require ele obriga que o arquivo exista e que ele esteja funcionando corretamente o arquivo de inclusão, se ele não estiver funcionando ele gera um erro fatal e vai parar o seu código </text:p>
      <text:p text:style-name="P1">→ Include ele tenta funcionar mesmo que o arquivo não exista, alem dele ter mais recursos.</text:p>
      <text:p text:style-name="P1"/>
      <text:p text:style-name="P2">Require_once e Include_once, traz apenas uma vez</text:p>
      <text:p text:style-name="P2">no php7 não tem mais erros fatais!</text:p>
      <text:p text:style-name="P2"/>
      <text:p text:style-name="P3">Seção 4:</text:p>
      <text:p text:style-name="P4"/>
      <text:p text:style-name="P5">a principal diferença entre o SWITH CASE e o IF, é que no swith eu já sei qual são as opção que vai ver, já no if tem vari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4:53:23.752438889</meta:creation-date>
    <dc:date>2022-05-11T16:52:44.971694366</dc:date>
    <meta:editing-duration>PT7M50S</meta:editing-duration>
    <meta:editing-cycles>1</meta:editing-cycles>
    <meta:document-statistic meta:table-count="0" meta:image-count="0" meta:object-count="0" meta:page-count="1" meta:paragraph-count="8" meta:word-count="101" meta:character-count="531" meta:non-whitespace-character-count="436"/>
    <meta:generator>LibreOffice/6.4.7.2$Linux_X86_64 LibreOffice_project/40$Build-2</meta:generator>
  </office:meta>
</office:document-meta>
</file>